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25f713e6" officeooo:paragraph-rsid="266f4b90"/>
    </style:style>
    <style:style style:name="P5" style:family="paragraph" style:parent-style-name="Text_20_body">
      <style:text-properties officeooo:rsid="263f6e6e" officeooo:paragraph-rsid="266e7c45"/>
    </style:style>
    <style:style style:name="P6" style:family="paragraph" style:parent-style-name="Text_20_body">
      <style:text-properties officeooo:rsid="264f8ec3" officeooo:paragraph-rsid="266e7c45"/>
    </style:style>
    <style:style style:name="P7" style:family="paragraph" style:parent-style-name="Text_20_body">
      <style:text-properties officeooo:rsid="26469910" officeooo:paragraph-rsid="26708981"/>
    </style:style>
    <style:style style:name="P8" style:family="paragraph" style:parent-style-name="Text_20_body">
      <style:text-properties officeooo:rsid="2652a28a" officeooo:paragraph-rsid="26708981"/>
    </style:style>
    <style:style style:name="P9" style:family="paragraph" style:parent-style-name="Text_20_body" style:master-page-name="First_20_Page">
      <style:paragraph-properties style:page-number="auto"/>
      <style:text-properties officeooo:rsid="263f6e6e" officeooo:paragraph-rsid="266e7c45"/>
    </style:style>
    <style:style style:name="P10" style:family="paragraph" style:parent-style-name="Text_20_body">
      <style:text-properties officeooo:rsid="26778fa5" officeooo:paragraph-rsid="26708981"/>
    </style:style>
    <style:style style:name="P11" style:family="paragraph" style:parent-style-name="Text_20_body">
      <style:text-properties officeooo:rsid="2621a032" officeooo:paragraph-rsid="267361c1"/>
    </style:style>
    <style:style style:name="P12" style:family="paragraph" style:parent-style-name="Text_20_body">
      <style:text-properties officeooo:rsid="265655b5" officeooo:paragraph-rsid="2673c471"/>
    </style:style>
    <style:style style:name="P13" style:family="paragraph" style:parent-style-name="Text_20_body">
      <style:text-properties officeooo:rsid="269050f7" officeooo:paragraph-rsid="2673c471"/>
    </style:style>
    <style:style style:name="P14" style:family="paragraph" style:parent-style-name="Text_20_body">
      <style:text-properties officeooo:rsid="2655990f" officeooo:paragraph-rsid="2673c471"/>
    </style:style>
    <style:style style:name="P15" style:family="paragraph" style:parent-style-name="Heading_20_1">
      <style:text-properties officeooo:rsid="25fe59a7" officeooo:paragraph-rsid="267361c1"/>
    </style:style>
    <style:style style:name="P16" style:family="paragraph" style:parent-style-name="Heading_20_1">
      <style:text-properties officeooo:rsid="25f713e6" officeooo:paragraph-rsid="2673c471"/>
    </style:style>
    <style:style style:name="T1" style:family="text">
      <style:text-properties officeooo:rsid="2647b3c2"/>
    </style:style>
    <style:style style:name="T2" style:family="text">
      <style:text-properties officeooo:rsid="26538ce7"/>
    </style:style>
    <style:style style:name="T3" style:family="text">
      <style:text-properties officeooo:rsid="26788fdf"/>
    </style:style>
    <style:style style:name="T4" style:family="text">
      <style:text-properties officeooo:rsid="266e12c9"/>
    </style:style>
    <style:style style:name="T5" style:family="text">
      <style:text-properties officeooo:rsid="2622b432"/>
    </style:style>
    <style:style style:name="T6" style:family="text">
      <style:text-properties fo:language="cs" fo:country="CZ"/>
    </style:style>
    <style:style style:name="T7" style:family="text">
      <style:text-properties fo:language="cs" fo:country="CZ" officeooo:rsid="267361c1"/>
    </style:style>
    <style:style style:name="T8" style:family="text">
      <style:text-properties fo:language="en" fo:country="US" officeooo:rsid="267361c1"/>
    </style:style>
    <style:style style:name="T9" style:family="text">
      <style:text-properties officeooo:rsid="2692179b"/>
    </style:style>
    <style:style style:name="T10" style:family="text">
      <style:text-properties officeooo:rsid="2655eb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://www.podzemi.eu/fotografie/VO/mapalob.htm" text:style-name="Internet_20_link" text:visited-style-name="Visited_20_Internet_20_Link">http://www.podzemi.eu/fotografie/VO/mapalob.htm</text:a></text:p>
      <text:p text:style-name="P6">++</text:p>
      <text:p text:style-name="P5"><text:a xlink:type="simple" xlink:href="http://muzeum.rudolfov.cz/wp-content/uploads/2014/10/web_06_statni_dolovani.pdf" text:style-name="Internet_20_link" text:visited-style-name="Visited_20_Internet_20_Link">http://muzeum.rudolfov.cz/wp-content/uploads/2014/10/web_06_statni_dolovani.pdf</text:a></text:p>
      <text:p text:style-name="P5"/>
      <text:p text:style-name="P4">Klasickej problém s jazykama. Texty v podzemí budou nejspíš ve staré trpasličtině, možná ve skřetině.</text:p>
      <text:p text:style-name="P4">- buď můžu využít toho, že budou předpřipravený postavy a prostě jim ty starý jazyky dát.</text:p>
      <text:p text:style-name="P4">- nebo prostě do popisu dungeonu dát, že postavy o něm našly zmínku v nějaké knihovně a věděly tudíž, že potřebují někoho se starotrpasličtinou (nebo možná tu výpravu dal přímo dohromady ten, kdo vyčetl lokaci dungeonu z knih, a tudíž starotrpasličtinu zná).</text:p>
      <text:p text:style-name="P4">(Čili natvrdo tam dát jednu postavu předskriptovanou s tím, že si ji někdo z hráčů musí vzít a to pak bude vůdce družiny).</text:p>
      <text:p text:style-name="P4"/>
      <text:p text:style-name="P7">Trpaslík šplhal šachtou – určitě nahoru, dolů by se mohl prostě spustit na laně. To znamená, že někde v dole musí být šachta nahoru, musí nad ní být něco zajímavého a musí tam být nějaké nebezpečí, které trpaslíka zabilo.<text:line-break/>- <text:span text:style-name="T1">mrtvola zůstala viset nahoře, na cepínu zaseknutém do skály. Druhý cepín spadnul dolů a rozbil se (spíš ho tam pak sežral rzivej netvor, magickej předmět se asi pádem nerozbije). Hmm, to ale znamená, že mačky by taky měly zůstat na mrtvole – leda by časem odpadly z bot a spadly taky (což možná vysvětluje, proč je rzivej netvor nesežral? Na druhou stranu když se tam dostal jednou, tak proč ne podruhé – protože se pak důl zatopil?).<text:line-break/><text:tab/>Každopádně tohle je důvod, proč tam zůstal – neměli jak ho sundat.<text:line-break/></text:span><text:soft-page-break/><text:span text:style-name="T1">Q: Je cepín dostatečnej reward za šplhání a boj s tím, co tam sežralo trpaslíka?<text:line-break/>- asi ne, mělo by tam bejt ještě něco (pokud to bude cesta do finální jeskyně, tak je po problému).</text:span></text:p>
      <text:p text:style-name="P8">IDEA: Udělat to obráceně: Trpaslík nešel něco prozkoumat, ale utíkal před rzivým netvorem.<text:line-break/>- šachtou se tedy trpaslíci dostali do jeskyně (mohla to bejt původně věž, nebo tak něco). <text:span text:style-name="T2">Nebo ji možná sami prokopali? (Do svatyně starobylé rasy se museli nějak prokopat, že...)</text:span></text:p>
      <text:p text:style-name="P10">Ještě je otázka, jestli tam nedat spíš 2 cepíny bez maček.<text:line-break/>- <text:span text:style-name="T3">mačky jsou takový divný a není moc jasný, jestli to má bejt jeden předmět nebo dva. Se dvěma cepínama se navíc dá šplhat i bez maček, jeden cepín je naprd.<text:line-break/>- 2 cepíny taky půjdou použít jako dualwield.</text:span></text:p>
      <text:h text:style-name="P15" text:outline-level="1">Nápady</text:h>
      <text:p text:style-name="P11"><text:span text:style-name="T4">+ </text:span>V podzemí může být stále živý trpaslík díky runě věčnosti. Dali mu ji, protože byl smrtelně zraněnej – zasypanej závalem, nebo tak něco.<text:line-break/>- <text:span text:style-name="T5">asi by měl jít vyléčit.<text:line-break/>- možná by to mohl bejt přímo šéf<text:line-break/>- pokud mu ale někdo před tím vezme runu věčnosti, zabije ho to (dožene ho čas). Asi půjde zareagovat a zas mu ji vrátit, ale viditelně zestárne i za krátkou chvilku (čas má hodně dlouho k dohánění).<text:line-break/></text:span><text:span text:style-name="T8">[</text:span><text:span text:style-name="T7">zapracováno</text:span><text:span text:style-name="T8">]</text:span></text:p>
      <text:h text:style-name="P16" text:outline-level="1"><text:span text:style-name="T8">Úvahy</text:span></text:h>
      <text:p text:style-name="P13">Problém: Cepíny hráči nebudou mít kdy použít (protože jsou prakticky na konci dungeonu). Co už.</text:p>
      <text:p text:style-name="P13">- leda by rzivý netvor byl až nahoře. Vlastně asi proč ne.</text:p>
      <text:p text:style-name="P13">- <text:span text:style-name="T9">když má někdo na krku Smaragdový náhrdelník, rzivý netvor ho nechá být.</text:span></text:p>
      <text:p text:style-name="P14"/>
      <text:p text:style-name="P14">Co byla zač rasa, jejíž ruiny trpaslíci hledali?<text:line-break/>- asi něco podzemního, co žilo v jeskyních. <text:span text:style-name="T10">Troglodyti?</text:span></text:p>
      <text:p text:style-name="P14"/>
      <text:p text:style-name="P12">Před štolou do jeskyně jsou masivní kamenné dveře.<text:line-break/>- čím se otevírají?<text:line-break/>- asi klíčem, který měl šéf výpravy (není ten ale dole v jeskyni?)</text:p>
      <text:p text:style-name="P12"><text:span text:style-name="T8">Troglodyti měli zlato – asi jako Poklad na Stříbrném jezeře<text:line-break/>- trpaslíci ho část „vytěžili“ (všechno, co bylo v chrámu volně položené), než vypustili rzivého netv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style:header-left>
        <text:p text:style-name="MP2"><text:page-number text:select-page="current">2</text:page-number></text:p>
      </style:header-left>
      <style:footer>
        <text:p text:style-name="MP3"><text:chapter text:display="name" text:outline-level="3"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09T16:12:42.510000000</dc:date>
    <meta:editing-cycles>14544</meta:editing-cycles>
    <meta:editing-duration>P41DT2H20M23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0" meta:image-count="0" meta:object-count="0" meta:page-count="4" meta:paragraph-count="24" meta:word-count="540" meta:character-count="3202" meta:non-whitespace-character-count="2678"/>
  </office:meta>
</office:document-meta>
</file>